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4-12-30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4-02-12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4-01-0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3-01-1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2-02-16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1-01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20-01-03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19-01-02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18-01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17-01-04 22:2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30100272701</text:p>
          </table:table-cell>
          <table:table-cell office:value-type="string" calcext:value-type="string">
            <text:p>2016-01-12 16:2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